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237865091"/><text:bookmark text:name="TI000000332"/>Глава 10. Обновление системы</text:h>
      <text:h text:style-name="Heading_20_2" text:outline-level="2"><text:bookmark text:name="TI000000333"/><text:bookmark text:name="IssOgl1_10.1_Обновление"/>10.1. Обновление</text:h>
      <text:p text:style-name="Text_20_body">В случае если будет запущена программа setup.exe из каталога дистрибутива версии, которая уже установлена на компьютере пользователя, произойдет автоматическое обновление установленной версии в соответствии с настройками, заданными параметром InstallComponents конфигурационных файлов (см. <text:a xlink:type="simple" xlink:href="https://its.1c.ru/db/content/v8313doc/src/руководство%20администратора/приложение%203.%20описание%20и%20расположение%20служебных%20файлов.htm?_=1542379434#_ref326071196" text:style-name="Internet_20_link" text:visited-style-name="Visited_20_Internet_20_Link">здесь</text:a>).</text:p>
      <text:p text:style-name="Text_20_body">Запуск программы setup.exe из каталога дистрибутива версии, не установленной на компьютере, приведет к установке этой версии, а не к обновлению какой-либо из установленных предыдущих версий.</text:p>
      <text:h text:style-name="Heading_20_2" text:outline-level="2"><text:bookmark text:name="TI000000334"/><text:bookmark text:name="IssOgl1_10.2_Обновление_системы_1С_Предприятие_пользователями_Microsoft_Windows_без_прав_администратора"/>10.2. Обновление системы «1С:Предприятие» пользователями Microsoft Windows без прав администратора</text:h>
      <text:p text:style-name="Text_20_body">Чтобы разрешить пользователям Microsoft Windows, не обладающим административными правами в операционной системе, выполнять установку «1С:Предприятия» из общего каталога, необходимо установить политику AlwaysInstallElevated для компьютера и пользователя. Установить политику можно как локально, в панели управления групповых политик (запустив gpedit.msc), так и через управление политиками Active Directory.</text:p>
      <text:p text:style-name="Text_20_body">Вышеуказанные действия можно проделать не для конкретных пользователей, а для группы Authenticated user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33:48.519185155</dc:date>
    <meta:editing-duration>PT1H15M39S</meta:editing-duration>
    <meta:editing-cycles>69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32" meta:character-count="1140" meta:non-whitespace-character-count="1015"/>
  </office:meta>
</office:document-meta>
</file>